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TakaoGothic" svg:font-family="Takao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127130" officeooo:paragraph-rsid="00127130"/>
    </style:style>
    <style:style style:name="P2" style:family="paragraph" style:parent-style-name="Standard">
      <style:text-properties fo:color="#ff3333" officeooo:rsid="00127130" officeooo:paragraph-rsid="00127130"/>
    </style:style>
    <style:style style:name="P3" style:family="paragraph" style:parent-style-name="Standard">
      <style:text-properties fo:font-weight="bold" officeooo:rsid="00127130" officeooo:paragraph-rsid="00127130" style:font-weight-asian="bold" style:font-weight-complex="bold"/>
    </style:style>
    <style:style style:name="P4" style:family="paragraph" style:parent-style-name="Standard">
      <style:text-properties fo:font-weight="normal" officeooo:rsid="00127130" officeooo:paragraph-rsid="00127130" style:font-weight-asian="normal" style:font-weight-complex="normal"/>
    </style:style>
    <style:style style:name="P5" style:family="paragraph" style:parent-style-name="Standard">
      <style:text-properties officeooo:rsid="00145e6a" officeooo:paragraph-rsid="00145e6a"/>
    </style:style>
    <style:style style:name="P6" style:family="paragraph" style:parent-style-name="Text_20_body">
      <style:text-properties officeooo:rsid="00145e6a" officeooo:paragraph-rsid="00145e6a"/>
    </style:style>
    <style:style style:name="P7" style:family="paragraph" style:parent-style-name="Text_20_body">
      <style:text-properties officeooo:rsid="00164f4a" officeooo:paragraph-rsid="00164f4a"/>
    </style:style>
    <style:style style:name="P8" style:family="paragraph" style:parent-style-name="Text_20_body">
      <style:text-properties fo:color="#ff3333" style:font-name="Liberation Serif" fo:font-size="12pt" officeooo:rsid="0018e3a1" officeooo:paragraph-rsid="0018e3a1" style:font-size-asian="12pt" style:font-size-complex="12pt"/>
    </style:style>
    <style:style style:name="P9" style:family="paragraph" style:parent-style-name="Text_20_body">
      <style:text-properties fo:color="#000000" style:font-name="Liberation Serif" fo:font-size="12pt" officeooo:rsid="00194689" officeooo:paragraph-rsid="00194689" style:font-size-asian="12pt" style:font-size-complex="12pt"/>
    </style:style>
    <style:style style:name="P10" style:family="paragraph" style:parent-style-name="Text_20_body">
      <style:text-properties fo:color="#cc0000" fo:font-size="12pt" officeooo:rsid="00145e6a" officeooo:paragraph-rsid="00145e6a" style:font-size-asian="12pt" style:font-size-complex="12pt"/>
    </style:style>
    <style:style style:name="P11" style:family="paragraph" style:parent-style-name="Text_20_body">
      <style:text-properties fo:color="#cc0000" fo:font-size="12pt" officeooo:rsid="0019b43e" officeooo:paragraph-rsid="0019b43e" style:font-size-asian="12pt" style:font-size-complex="12pt"/>
    </style:style>
    <style:style style:name="P12" style:family="paragraph" style:parent-style-name="Preformatted_20_Text">
      <style:text-properties officeooo:rsid="00145e6a" officeooo:paragraph-rsid="00145e6a"/>
    </style:style>
    <style:style style:name="P13" style:family="paragraph" style:parent-style-name="Preformatted_20_Text">
      <style:paragraph-properties>
        <style:tab-stops>
          <style:tab-stop style:position="1.455cm"/>
        </style:tab-stops>
      </style:paragraph-properties>
      <style:text-properties officeooo:rsid="00145e6a" officeooo:paragraph-rsid="00145e6a"/>
    </style:style>
    <style:style style:name="P14" style:family="paragraph" style:parent-style-name="Preformatted_20_Text">
      <style:text-properties officeooo:rsid="00164f4a" officeooo:paragraph-rsid="00164f4a"/>
    </style:style>
    <style:style style:name="P15" style:family="paragraph" style:parent-style-name="Preformatted_20_Text">
      <style:text-properties officeooo:rsid="00164f4a" officeooo:paragraph-rsid="0018e3a1"/>
    </style:style>
    <style:style style:name="P16" style:family="paragraph" style:parent-style-name="Preformatted_20_Text">
      <style:text-properties fo:color="#ff3333" style:font-name="Liberation Serif" fo:font-size="12pt" officeooo:rsid="0018e3a1" officeooo:paragraph-rsid="0018e3a1" style:font-size-asian="12pt" style:font-size-complex="12pt"/>
    </style:style>
    <style:style style:name="T1" style:family="text">
      <style:text-properties fo:color="#ff3333" style:font-name="Liberation Serif"/>
    </style:style>
    <style:style style:name="T2" style:family="text">
      <style:text-properties fo:color="#ff3333" style:font-name="Liberation Serif" fo:font-size="12pt" style:font-size-asian="12pt" style:font-size-complex="12pt"/>
    </style:style>
    <style:style style:name="T3" style:family="text">
      <style:text-properties fo:font-size="12pt" style:font-size-asian="12pt" style:font-size-complex="12pt"/>
    </style:style>
    <style:style style:name="T4" style:family="text">
      <style:text-properties fo:color="#000000" style:font-name="Liberation Serif" fo:font-size="12pt" style:font-size-asian="12pt" style:font-size-complex="12pt"/>
    </style:style>
    <style:style style:name="T5" style:family="text">
      <style:text-properties fo:color="#000000" style:font-name="Liberation Serif" fo:font-size="12pt" officeooo:rsid="00184ef6" style:font-size-asian="12pt" style:font-size-complex="12pt"/>
    </style:style>
    <style:style style:name="T6" style:family="text">
      <style:text-properties fo:color="#000000" style:font-name="Liberation Serif" fo:font-size="12pt" officeooo:rsid="0018e3a1" style:font-size-asian="12pt" style:font-size-complex="12pt"/>
    </style:style>
    <style:style style:name="T7" style:family="text">
      <style:text-properties fo:font-size="11pt" style:font-size-asian="11pt" style:font-size-complex="11pt"/>
    </style:style>
    <style:style style:name="T8" style:family="text">
      <style:text-properties fo:color="#cc0000"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t-ChildItem</text:p>
      <text:p text:style-name="P1"/>
      <text:p text:style-name="P1">Used to get child items in any kind of directory;Return an array.</text:p>
      <text:p text:style-name="P1"/>
      <text:p text:style-name="P1">As I am using a Linux this time. It is unable for me to do anything by power shell. So I can just describe the test results in the daytime.</text:p>
      <text:p text:style-name="P1"/>
      <text:p text:style-name="P1">In the middle rest of work, I wrote a small script of ps1 to build a new directory by using the biggest number of the existing directory under a directory.</text:p>
      <text:p text:style-name="P1">I used this:</text:p>
      <text:p text:style-name="P1"/>
      <text:p text:style-name="P2">$number = Get-ChildItem</text:p>
      <text:p text:style-name="P2">mkdir $number.Length</text:p>
      <text:p text:style-name="P2"/>
      <text:p text:style-name="P1">This will create a directory of 270 or something else. But anyway it can satisfy my needs.</text:p>
      <text:p text:style-name="P1"/>
      <text:p text:style-name="P5">This is another way using this command:</text:p>
      <text:p text:style-name="P5"/>
      <text:p text:style-name="P5"><text:span text:style-name="T1">Get-ChildItem -Path .</text:span><text:span text:style-name="Source_20_Text"><text:span text:style-name="T1">\* -Include *.txt -Rescure</text:span></text:span></text:p>
      <text:p text:style-name="P5"/>
      <text:p text:style-name="P6">To use the <text:span text:style-name="Emphasis">Recurse</text:span> parameter on Windows Power Shell 2.0 and earlier versions of Windows Power Shell, the <text:span text:style-name="Emphasis">Path</text:span> parameter must be a container. Use the <text:span text:style-name="Emphasis">Include</text:span> parameter to specify the .txt file type. </text:p>
      <text:p text:style-name="P13"><text:span text:style-name="Source_20_Text"><text:span text:style-name="T2">PS C:\&gt; Get-ChildItem -Path "C:\Windows\Logs\*" -Include "*.txt" -Exclude "A*"</text:span></text:span></text:p>
      <text:p text:style-name="P6"/>
      <text:p text:style-name="P6">This command is very interesting because it allows the list filter the item not needed.</text:p>
      <text:p text:style-name="P7">Another more interesting command:</text:p>
      <text:p text:style-name="P14"><text:span text:style-name="Source_20_Text"><text:span text:style-name="T2">Get-ChildItem -Path "HKLM:\Software"</text:span></text:span></text:p>
      <text:p text:style-name="P14"><text:span text:style-name="Source_20_Text"><text:span text:style-name="T4"/></text:span></text:p>
      <text:p text:style-name="P14"><text:span text:style-name="Source_20_Text"><text:span text:style-name="T4">Can we see the HKLM drive of the PSDrive? Yes, it is the drive under Power Shell and it is the best way to learn about what the people created power shell wanted to do. <text:s/></text:span></text:span><text:span text:style-name="Source_20_Text"><text:span text:style-name="T5">They treat register-keys as directories.</text:span></text:span></text:p>
      <text:p text:style-name="P14"><text:span text:style-name="Source_20_Text"><text:span text:style-name="T5"/></text:span></text:p>
      <text:p text:style-name="P15"><text:span text:style-name="Source_20_Text"><text:span text:style-name="T6">When we want to get the name of this location, we need to use this:</text:span></text:span></text:p>
      <text:p text:style-name="P15"><text:span text:style-name="Source_20_Text"><text:span text:style-name="T6"/></text:span></text:p>
      <text:p text:style-name="P8">Get-ChildItem -Name</text:p>
      <text:p text:style-name="P8"/>
      <text:p text:style-name="P9">When we want to know more about the certifications in this Cert drive in power shell drive, we always use it like this.</text:p>
      <text:p text:style-name="P8"/>
      <text:p text:style-name="P16"><text:span text:style-name="Source_20_Text">Get-ChildItem -Path "Cert:\*" -Recurse -CodeSigningCert</text:span></text:p>
      <text:p text:style-name="P8"/>
      <text:p text:style-name="P12"><text:span text:style-name="Source_20_Text"><text:span text:style-name="T8">Get-ChildItem -Path C:\Windows -Include "*mouse*" -Exclude "*.png"</text:span></text:span></text:p>
      <text:p text:style-name="P10"/>
      <text:p text:style-name="P11">Using this to get all the sings in the directory of this windows directory.</text:p>
      <text:p text:style-name="P3"><text:soft-page-break/></text:p>
      <text:p text:style-name="P3">Get-Service</text:p>
      <text:p text:style-name="P2"/>
      <text:p text:style-name="P2">$serviceItems = Get-Service</text:p>
      <text:p text:style-name="P1"/>
      <text:p text:style-name="P1">Used to get an array of service information. This will be a good way to know what service is opened <text:s text:c="2"/></text:p>
      <text:p text:style-name="P1">in this OS. Also we could even use it to do some kinds of operation even be cause it is an array.</text:p>
      <text:p text:style-name="P3"/>
      <text:p text:style-name="P3">Get-Alias</text:p>
      <text:p text:style-name="P4"/>
      <text:p text:style-name="P4">Used to get the mapping of command functions both in Linux and windows. And gives a solution to </text:p>
      <text:p text:style-name="P4">let people using bash quickly learn to use the power shell command library.</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TakaoGothic" svg:font-family="Takao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TakaoGothic" style:font-family-asian="Takao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22:29:46.980115974</meta:creation-date>
    <dc:date>2017-02-06T22:57:13.272292485</dc:date>
    <meta:editing-duration>PT27M23S</meta:editing-duration>
    <meta:editing-cycles>7</meta:editing-cycles>
    <meta:generator>LibreOffice/5.0.6.2$Linux_X86_64 LibreOffice_project/00m0$Build-2</meta:generator>
    <meta:document-statistic meta:table-count="0" meta:image-count="0" meta:object-count="0" meta:page-count="2" meta:paragraph-count="29" meta:word-count="360" meta:character-count="2063" meta:non-whitespace-character-count="1726"/>
  </office:meta>
</office:document-meta>
</file>